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pey" svg:font-family="Arapey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52.03mm"/>
    </style:style>
    <style:style style:name="co3" style:family="table-column">
      <style:table-column-properties fo:break-before="auto" style:column-width="1.5mm"/>
    </style:style>
    <style:style style:name="co4" style:family="table-column">
      <style:table-column-properties fo:break-before="auto" style:column-width="49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3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4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normal" style:font-size-asian="5pt" style:font-weight-asian="normal" style:font-size-complex="5pt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RPi B</text:p>
          </table:table-cell>
          <table:table-cell/>
          <table:table-cell table:style-name="ce4" office:value-type="string" calcext:value-type="string">
            <text:p>RPi 3 B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pi-linux / bcmrpi_defconfig</text:p>
          </table:table-cell>
          <table:table-cell/>
          <table:table-cell table:style-name="ce4" office:value-type="string" calcext:value-type="string">
            <text:p>rpi-linux / bcmrpi_defconfi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# Linux/arm 4.9.70 Kernel Configur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HAS_SG_CHAI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IGHT_HAVE_PC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YS_SUPPORTS_APM_EMULAT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PROC_CPU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TACKTRACE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OCKDEP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E_IRQFLAGS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WSEM_XCHGADD_ALGORITH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IX_EARLYCON_ME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HWEIGH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CALIBRATE_DELA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ED_DMA_MAP_STAT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SUPPORTS_UPROB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I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ECTORS_BASE=0xffff0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PATCH_PHYS_VI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BU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GTABLE_LEVELS=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CONFIG_LIST="/lib/modules/$UNAME_RELEASE/.config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Q_WOR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UILDTIME_EXTABLE_SORT=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 General setup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ROKEN_ON_SM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IT_ENV_ARG_LIMIT=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OSS_COMPILE="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PILE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OCALVERSION="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OCALVERSION_AUT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KERNEL_GZI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KERNEL_LZ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KERNEL_XZ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KERNEL_LZ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KERNEL_LZ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ERNEL_GZI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RNEL_LZM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RNEL_XZ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RNEL_LZ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RNEL_LZ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HOSTNAME="(none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WA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YSVIP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YSVIPC_SYSCT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OSIX_MQUEU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OSIX_MQUEUE_SYSCT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OSS_MEMORY_ATTAC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HAND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ELI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UDI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ARCH_AUDITSYSCALL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RQ subsyst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IRQ_PROB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IRQ_SHOW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IRQ_SHOW_LEV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RDIRQS_SW_RESEN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Q_DOMAI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NDLE_DOMAIN_I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RQ_DOMAIN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Q_FORCED_THREAD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PARSE_I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CLOCKSOURCE_DAT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CLOCKEVENT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imers subsyst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ICK_ONESHO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O_HZ_COMM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Z_PERIOD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O_HZ_IDL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O_HZ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GH_RES_TIMER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PU/Task time and stats accoun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ICK_CPU_ACCOUNT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RT_CPU_ACCOUNTING_GE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RQ_TIME_ACCOUNTIN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SD_PROCESS_ACC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SD_PROCESS_ACCT_V3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ASKSTAT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ASK_DELAY_ACC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ASK_XACC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ASK_IO_ACCOUNTING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CU Subsyst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INY_RCU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CU_EXPE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RCU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ASKS_RC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CU_STALL_COMM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REE_RCU_TRA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CU_EXPEDITE_BOO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UILD_BIN2C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KCONFI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KCONFIG_PROC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OG_BUF_SHIFT=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MI_LOG_BUF_SHIFT=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SCHED_CLO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GROUP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AGE_COUNT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MC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EMCG_SWA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CGROU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BLK_CGROU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GROUP_WRITEBA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GROUP_SCH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AIR_GROUP_SCH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FS_BANDWIDT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_GROUP_SCH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GROUP_PID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GROUP_FREEZ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PUSE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ROC_PID_CPUSE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GROUP_DEVIC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GROUP_CPUACC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GROUP_PER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GROUP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ECKPOINT_RESTOR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AMESPAC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TS_N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C_N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ER_N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ID_N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N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CHED_AUTOGROU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SFS_DEPRECAT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ELAY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INITR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ITRAMFS_SOURCE="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D_GZI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D_BZIP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D_LZ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D_XZ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D_LZ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D_LZ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C_OPTIMIZE_FOR_PERFORMANC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C_OPTIMIZE_FOR_SIZ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YSCT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NON_INOD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UID1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P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XPE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ID1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ULTIUS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GETMASK_SYSCA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YSFS_SYSCA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SCTL_SYSCA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ALLSYM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ALLSYMS_A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ALLSYMS_ABSOLUTE_PERCP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ALLSYMS_BASE_RELATIV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RINT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RINTK_NM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U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LF_CO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ASE_FU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UTE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PO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IGNALF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IMERF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VENTF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PF_SYSCA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HME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DVISE_SYSCALL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ERFAULTF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MBARRI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MBEDD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PERF_EVEN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ERF_USE_VMALLOC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Kernel Performance Events And Coun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ERF_EVEN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PERF_USE_VMALLO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M_EVENT_COUNTE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LUB_DEBUG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COMPAT_BR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LA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LU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LO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LAB_FREELIST_RANDO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STEM_DATA_VERIFICATION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ROFIL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EPOINT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OPROFIL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OPROFIL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KPROBE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UMP_LAB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ATIC_KEYS_SELF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PTPROB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PROB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AVE_64BIT_ALIGNED_ACCES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EFFICIENT_UNALIGNED_ACC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USE_BUILTIN_BSW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RETPROB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KPROB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KRETPROB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OPTPROB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NM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ARCH_TRACEHOO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DMA_CONTIGUOU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SMP_IDLE_THREA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IDLE_POLL_SETU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REGS_AND_STACK_ACCESS_AP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CL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DMA_API_DEBU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HW_BREAKPOIN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PERF_REG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PERF_USER_STACK_DUM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ARCH_JUMP_LAB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WANT_IPC_PARSE_VERS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ARCH_SECCOMP_FILT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CCOMP_FILT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GCC_PLUGIN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CC_PLUGIN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CC_STACKPROTECTO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C_STACKPROTECT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C_STACKPROTECTOR_NON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C_STACKPROTECTOR_REGULA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C_STACKPROTECTOR_STRO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CONTEXT_TRACK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VIRT_CPU_ACCOUNTING_GE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IRQ_TIME_ACCOUNT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MOD_ARCH_SPECIFI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ODULES_USE_ELF_R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HAS_ELF_RANDOMIZ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ARCH_MMAP_RND_BI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EXIT_THREA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MMAP_RND_BITS_MIN=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MMAP_RND_BITS_MAX=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MMAP_RND_BITS=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AVE_ARCH_HAS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SA_BUS_A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LONE_BACKWAR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LD_SIGSUSPEND3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LD_SIGACT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NO_EFFICIENT_F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AVE_ARCH_VMAP_STACK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GCOV-based kernel profi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COV_KERNE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HAS_GCOV_PROFILE_A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GENERIC_DMA_COHEREN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LABINF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_MUTEX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ASE_SMALL=0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ODUL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ODULE_FORCE_LOA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ODULE_UNLOA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ODULE_FORCE_UNLOA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ODVERSION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ODULE_SRCVERSION_A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ODULE_SI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ODULE_COMPRES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RIM_UNUSED_KSYM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ODULES_TREE_LOOKU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O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BDA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K_DEV_BS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K_DEV_BSGLI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LK_DEV_INTEGRIT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THROTTL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LK_CMDLINE_PARSER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artition Typ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ARTITION_ADVANC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CORN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IX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OSF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MIGA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ARI_PARTITION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AC_PARTIT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SDOS_PARTIT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SD_DISKLABE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INIX_SUB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OLARIS_X86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NIXWARE_DISKLABE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DM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GI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LTRIX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UN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ARMA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FI_PARTIT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SV68_PARTI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DLINE_PARTITION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O Schedul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OSCHED_NOO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OSCHED_DEADLIN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OSCHED_CFQ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FQ_GROUP_IOSCH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FAULT_DEADLIN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CF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FAULT_NOO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IOSCHED="cfq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LINE_SPIN_UNLOCK_I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LINE_READ_UNLO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LINE_READ_UNLOCK_I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LINE_WRITE_UNLO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LINE_WRITE_UNLOCK_I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SUPPORTS_ATOMIC_RMW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REEZER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ystem Ty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MU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MULTIPLATFOR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GEMIN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EBSA1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EP93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FOOTBRIDG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NET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IOP13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IOP32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IOP33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IXP4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DOV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KS869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W90X9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LPC32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PX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RP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SA11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S3C24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DAVINC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OMAP1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ultiple platform se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PU Core family sel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RCH_MULTI_V6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ARCH_MULTI_V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MULTI_V6_V7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MULTI_CPU_AUT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RCH_BCM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PROC architected So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KONA architected So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Other Architectu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RCH_BCM2835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2835_FAST_MEMCP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CNS3X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INTEGRAT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ASPE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MX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I OMAP/AM/DM/DRA Fami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OMAP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PICOXCE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REALVIE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S3C64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WM875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rocessor Ty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V6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32v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32v6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ABRT_EV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PABRT_V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CACHE_V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CACHE_VIP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COPY_V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TLB_V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HAS_ASI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CP15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CP15_MMU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rocessor Featu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PHYS_ADDR_T_64BI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THUM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ICACHE_DISAB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DCACHE_DISAB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BPREDICT_DISAB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USER_HELPE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IGHT_HAVE_CACHE_L2X0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CACHE_L2X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L1_CACHE_SHIFT=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DMA_MEM_BUFFERAB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RODAT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ULTI_IRQ_HANDL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ERRATA_411920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Bus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C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CI_DOMAINS_GENER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CI_SYSCA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CCARD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Kernel Featu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MSPLIT_3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MSPLIT_3G_OP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MSPLIT_2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MSPLIT_1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AGE_OFFSET=0xC0000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NR_GPIO=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REEMPT_NON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REEMPT_VOLUNTAR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REEMP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Z_FIXED=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Z_100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Z_2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Z_2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Z_3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Z_5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Z_10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Z=1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HED_HRTIC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EAB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OABI_COMPA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SPARSEMEM_DEFAUL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SELECT_MEMORY_MODE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ARCH_PFN_VALI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GHME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CPU_SW_DOMAIN_P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W_PERF_EVEN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WANT_GENERAL_HUGETL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MODULE_PL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LATME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LAT_NODE_MEM_M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MEMBLO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O_BOOTME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MORY_ISOLAT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AVE_BOOTMEM_INFO_NOD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PLIT_PTLOCK_CPUS=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MPACT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IGRATI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HYS_ADDR_T_64BI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S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MMAP_MIN_ADDR=409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ED_PER_CPU_KM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LEANCACH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RONTSWA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A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A_DEBUG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MA_AREAS=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ZSWA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ZPOO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ZBU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ZSMALLO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GTABLE_MAPP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ZSMALLOC_STA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EARLY_IOREM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DLE_PAGE_TRACKI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RAME_VECTO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ORCE_MAX_ZONEORDER=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LIGNMENT_TRA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ACCESS_WITH_MEMCPY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CCOM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WIOTL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OMMU_HELP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RAVI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RAVIRT_TIME_ACCOUNTIN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Boot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E_OF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ATAG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ZBOOT_ROM_TEXT=0x0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ZBOOT_ROM_BSS=0x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APPENDED_DTB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MDLINE="console=ttyAMA0,115200 kgdboc=ttyAMA0,115200 root=/dev/mmcblk0p2 rootfstype=ext4 rootwait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XE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ASH_DUM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UTO_ZRELADD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FI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PU Power Manag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PU Frequency sca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PU_FRE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FREQ_GOV_ATTR_SE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FREQ_GOV_COMMON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PU_FREQ_STA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FREQ_STAT_DETAIL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FREQ_DEFAULT_GOV_PERFORMANC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PU_FREQ_DEFAULT_GOV_POWERSAV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FREQ_DEFAULT_GOV_USERSPA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FREQ_DEFAULT_GOV_ONDEMAN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FREQ_DEFAULT_GOV_CONSERVATIV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PU_FREQ_GOV_PERFORMANC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PU_FREQ_GOV_POWERSAV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PU_FREQ_GOV_USERSPAC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PU_FREQ_GOV_ONDEMAND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PU_FREQ_GOV_CONSERVATIVE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PU frequency scaling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FREQ_D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KIRKWOOD_CPUFRE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BCM2835_CPUFRE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ORIQ_CPUFREQ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PU Id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ID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NEEDS_CPU_IDLE_COUPLED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loating point emul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t least one emulation must be select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FP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erspace binary forma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INFMT_EL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LFCO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RE_DUMP_DEFAULT_ELF_HEADE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INFMT_SCRIP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INFMT_FLA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AVE_AOU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INFMT_MIS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REDUMP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ower management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SUSPEN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BERNATION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M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PM_EMULA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M_CL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M_GENERIC_DOMAIN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Q_POWER_EFFICIENT_DEFAUL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M_GENERIC_DOMAINS_O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SUSPEND_POSSIB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CPU_SUSPEN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HIBERNATION_POSSIBL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INGR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EGRES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Networking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ACKE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CKET_DIA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NI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NIX_DIA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FR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FRM_ALGO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XFRM_US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FRM_SUB_POLIC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FRM_MIGRAT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FRM_STATISTIC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FRM_IPCOM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KE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KEY_MIGRAT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MULTICAS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ADVANCED_ROUT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FIB_TRIE_STAT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MULTIPLE_TABLE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ROUTE_MULTIPATH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ROUTE_VERBOS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_ROUTE_CLASSID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PN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PNP_DHC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PNP_BOOT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PNP_RAR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IPI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IPGRE_DEMU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IP_TUNNE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IPG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IPGRE_BROADCAS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MROUT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MROUTE_MULTIPLE_TABLE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PIMSM_V1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PIMSM_V2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YN_COOKI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IPVT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UDP_TUNNE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FO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FOU_IP_TUNNEL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_A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_ES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_IPCOM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_XFRM_TUNNE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_TUNNE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_XFRM_MODE_TRANSPO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_XFRM_MODE_TUNNE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_XFRM_MODE_BE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_DIA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_TCP_DIA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ET_UDP_DIA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ET_DIAG_DESTRO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CP_CONG_ADVANC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CP_CONG_BI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CP_CONG_CUBI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CP_CONG_WESTWOO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CP_CONG_HTC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HSTC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HYBL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VEGA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N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SCALAB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L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VEN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YEA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ILLINOI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DCTC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CONG_CD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CP_CONG_BB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CUBI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FAULT_REN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TCP_CONG="cubic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P_MD5SI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ROUTER_PREF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ROUTE_INF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V6_OPTIMISTIC_DA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6_A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6_ES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ET6_IPCOM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V6_MIP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V6_IL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6_XFRM_TUNNE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6_TUNNE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6_XFRM_MODE_TRANSPOR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6_XFRM_MODE_TUNNE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6_XFRM_MODE_BEE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ET6_XFRM_MODE_ROUTEOPTIMIZA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V6_VT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V6_SI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SIT_6R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V6_NDISC_NODETYP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TUNNE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V6_G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V6_FO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V6_FOU_TUNNEL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MULTIPLE_TABLE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SUBTREE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MROUT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MROUTE_MULTIPLE_TABLE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V6_PIMSM_V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WORK_SECMAR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PTP_CLASSIF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WORK_PHY_TIMESTAMPIN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FILTER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ADVANC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RIDGE_NETFILTER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re Netfilter Configur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INGR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NETLIN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NETLINK_ACC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NETLINK_QUEU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NETLINK_LO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LOG_COMMO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CONNTRACK_MAR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ZON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CONNTRACK_PROC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EVEN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_CONNTRACK_TIMEOU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TIMESTAM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CONNTRACK_LABEL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T_PROTO_DCC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CT_PROTO_G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CT_PROTO_SCT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T_PROTO_UDPLI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AMAND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FT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H32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IR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CONNTRACK_BROADCAS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NETBIOS_N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SNM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PPT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SAN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SI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TFT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T_NETLIN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_CT_NETLINK_TIMEOU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FILTER_NETLINK_GLUE_C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NEED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PROTO_DCC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PROTO_UDPLIT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PROTO_SCT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AMAND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FT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IR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SI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TFT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REDIREC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_TABL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ABLES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Xtables combined modu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MAR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CONNMAR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SET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Xtables targ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CHECKSU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CLASSIF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CONNMAR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TARGET_C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DSC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TARGET_H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HMAR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IDLETIM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LE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LO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MAR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NA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TARGET_NETMA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NFLO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NFQUEU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NOTRAC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TARGET_RATEES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TARGET_REDIREC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TE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TPROX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TRAC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TCPMS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TARGET_TCPOPTSTRIP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Xtables match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ADDRTYP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BPF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FILTER_XT_MATCH_CGROU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CLUST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COMMEN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CONNBYTE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CONNLABE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CONNLIMI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CONNMAR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CONNTRAC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CPU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DCC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DEVGROU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DSC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MATCH_EC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ES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HASHLIMI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HELP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MATCH_H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FILTER_XT_MATCH_IPCOM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IPRANG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IPV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MATCH_L2T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LENGT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LIMI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M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MAR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MULTIPO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NFACC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OSF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OWN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POLIC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PHYSDEV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PKTTYP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QUOT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RATEES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REAL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RECEN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FILTER_XT_MATCH_SCT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SOCK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STA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STATISTI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STRIN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TCPMS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TIM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FILTER_XT_MATCH_U3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_SET_MAX=256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BITMAP_I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BITMAP_IPM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BITMAP_PO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HASH_I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SET_HASH_IPMARK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HASH_IPPO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HASH_IPPORTI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HASH_IPPORTNE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SET_HASH_MA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SET_HASH_NETPORTNE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HASH_NE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SET_HASH_NETNE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HASH_NETPO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HASH_NETIFAC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SET_LIST_S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VS_IPV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VS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_VS_TAB_BITS=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PVS transport protocol load balancing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PROTO_TC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PROTO_UD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_VS_PROTO_AH_ES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PROTO_ES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PROTO_AH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PROTO_SCTP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PVS schedu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R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WR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L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WL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VS_F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VS_OV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LBL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LBLC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D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S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SE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NQ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PVS SH schedu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_VS_SH_TAB_BITS=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PVS application hel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FT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_VS_NFC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VS_PE_SIP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P: Netfilter Configur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DEFRAG_IPV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IPV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DUP_IPV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_LOG_AR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LOG_IPV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REJECT_IPV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IPV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MASQUERADE_IPV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SNMP_BASI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PROTO_G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PPT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H32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IPTABLE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MATCH_A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MATCH_EC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MATCH_RPFILT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MATCH_TT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FILT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TARGET_REJEC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NF_TARGET_SYNPROX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NA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TARGET_MASQUERAD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TARGET_NETMA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TARGET_REDIREC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MANGL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TARGET_CLUSTERI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TARGET_EC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TARGET_TT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RAW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ARPTABLE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ARPFILT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_NF_ARP_MANGLE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Pv6: Netfilter Configur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DEFRAG_IPV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_CONNTRACK_IPV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DUP_IPV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REJECT_IPV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LOG_IPV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IPV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_NAT_MASQUERADE_IPV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IPTABLE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A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EUI6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FRA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OPT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H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IPV6HEAD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M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RPFILT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TCH_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TARGET_H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FILT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TARGET_REJEC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6_NF_TARGET_SYNPROX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MANGL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RAW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NA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TARGET_MASQUERAD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P6_NF_TARGET_NP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NF_EBTABLE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BROU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T_FILT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T_NA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802_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AMON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AR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I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IP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LIMI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MAR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PKTTYP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ST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VL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ARPREPL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DNA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MARK_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REDIREC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SNA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LO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_EBT_NFLO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_DCC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P_SCT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SCTPPROB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TP_DBG_OBJCN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TP_DEFAULT_COOKIE_HMAC_MD5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TP_DEFAULT_COOKIE_HMAC_SHA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TP_DEFAULT_COOKIE_HMAC_NON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TP_COOKIE_HMAC_MD5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CTP_COOKIE_HMAC_SHA1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ET_SCTP_DIA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D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P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T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M_CLI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M_LAN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M_BR2684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2T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2TP_DEBUG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2TP_V3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2TP_I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2TP_ETH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T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AR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IDG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RIDGE_IGMP_SNOOP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RIDGE_VLAN_FILTERI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NET_DS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DSA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LAN_8021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LAN_8021Q_GVR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LAN_8021Q_MVR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CNE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L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LC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TAL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V_APPLETAL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2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AP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HONE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6LOWPA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6LOWPAN_DEBUG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6LOWPAN_NH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6LOWPAN_NHC_DES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6LOWPAN_NHC_FRAGMEN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6LOWPAN_NHC_HO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6LOWPAN_NHC_IPV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6LOWPAN_NHC_MOBILIT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6LOWPAN_NHC_ROUTIN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6LOWPAN_NHC_UD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6LOWPAN_GHC_EXT_HDR_HO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6LOWPAN_GHC_UD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6LOWPAN_GHC_ICMPV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6LOWPAN_GHC_EXT_HDR_D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6LOWPAN_GHC_EXT_HDR_FRA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6LOWPAN_GHC_EXT_HDR_ROUT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EEE80215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EEE802154_NL802154_EXPERIMENTA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EEE802154_SOCK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EEE802154_6LOWP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AC80215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ED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Queueing/Schedu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CB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HT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HFS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AT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PRI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MULTI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RE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SF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SF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TEQ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TBF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GRE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DSMAR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NETE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DR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MQPRI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CHOK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QF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CODE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FQ_CODE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F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HHF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PI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INGRES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SCH_PLUG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lassific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CL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BASI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TCINDE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ROUTE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FW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U3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LS_U32_PER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LS_U32_MAR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RSV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RSVP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FLOW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CGROU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CLS_BP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CLS_FLOW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CLS_MATCHALL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EMATC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EMATCH_STACK=32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EMATCH_CM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EMATCH_NBY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EMATCH_U3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EMATCH_MET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EMATCH_TEX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EMATCH_CANI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EMATCH_IPS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CLS_AC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POLIC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GAC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ACT_PROB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MIRRE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IP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NA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PEDI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SIM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SKBEDI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ACT_CSU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ACT_VL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ACT_BP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ACT_CONNMAR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ACT_SKBMO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ACT_IF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ACT_TUNNEL_KE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CLS_IN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SCH_FIF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C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NS_RESOLV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ATMAN_AD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MAN_ADV_BATMAN_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ATMAN_ADV_BL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MAN_ADV_DA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MAN_ADV_N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MAN_ADV_MCA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ATMAN_ADV_DEBUG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MAN_ADV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OPENVSWITCH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PENVSWITCH_G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PENVSWITCH_VXLA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SOCKE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LINK_DIA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PL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MPLS_GS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PLS_ROUTI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S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SWITCHDE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L3_MASTER_DE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NCS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OCK_CGROUP_DAT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GROUP_NET_PR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GROUP_NET_CLASSI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RX_BUSY_PO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Q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PF_JI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Network tes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PKTGE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TCPPROB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DROP_MONITO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AMRADIO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acket Radio protoco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X2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X25_DAMA_SLAV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RO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OSE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X.25 network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KIS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6PAC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PQETH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AYCOM_SER_FD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AYCOM_SER_HD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YA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A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AN_RAW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AN_BC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AN_GW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AN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AN_VC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AN_SLCA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AN_DE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AN_CALC_BITTIM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LED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FLEXC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GRC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TI_HEC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C_C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CC7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IFI_CANF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M_C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RCA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RCAR_CANF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SJA10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SOFTIN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AN SPI interfa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AN_MCP251X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AN USB interfa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EMS_U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ESD_USB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AN_GS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KVASER_U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PEAK_U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8DEV_U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N_DEBUG_DEVICE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DA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rDA protoco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L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N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COM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DA_ULTRA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rDA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DA_CACHE_LAST_LSA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DA_FAST_R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RDA_DEBU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frared-port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IR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TTY_SIR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ongle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ONGL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KINGSUN_DONGL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KSDAZZLE_DONGL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KS959_DONGLE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IR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IRD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IGMATEL_FI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CS_FI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BRED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RFCOM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RFCOMM_TTY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BNE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BNEP_MC_FILT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BNEP_PROTO_FILT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ID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H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L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6LOWPA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LED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SELF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DEBUGF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Bluetooth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INTE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BC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RT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CIBT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HCIBTUSB_BC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HCIBTUSB_RT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HCIBTSDI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CIUAR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T_HCIUART_H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HCIUART_BCS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HCIUART_ATH3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HCIUART_LL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CIUART_3WI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HCIUART_INTEL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CIUART_BC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HCIUART_QC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HCIUART_AG6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_HCIUART_MRVL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CIBCM203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CIBPA1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CIBFUS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HCIVHC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MRV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MRVL_SDI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ATH3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_WILIN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F_RXRP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F_KC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REAM_PARS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IB_RUL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IREL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IRELESS_EX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EXT_CO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EXT_PRO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EXT_SP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EXT_PRIV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FG8021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80211_TESTMOD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FG80211_DEVELOPER_WARNING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FG80211_CERTIFICATION_ONU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FG80211_DEFAULT_P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FG80211_DEBUG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FG80211_INTERNAL_REGD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FG80211_CRDA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FG80211_WEX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IB8021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IB80211_CRYPT_WE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IB80211_CRYPT_CCM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IB80211_CRYPT_TKI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IB80211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AC8021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C80211_HAS_R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C80211_RC_MINSTR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C80211_RC_MINSTREL_H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C80211_RC_MINSTREL_VH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C80211_RC_DEFAULT_MINSTR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C80211_RC_DEFAULT="minstrel_ht"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AC80211_MES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C80211_LE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C80211_DEBUG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C80211_MESSAGE_TRACI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C80211_DEBUG_MEN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C80211_STA_HASH_MAX_SIZE=0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IMA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IMAX_DEBUG_LEVEL=8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FKIL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FKILL_LED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FKILL_INPU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FKILL_REGULAT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FKILL_GPI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_9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9P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I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EPH_LIB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C_DIGITA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C_NC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C_HCI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Near Field Communication (NFC)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C_PN533_U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C_PN533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WTUNNE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ST_CACH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DEVLIN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Y_USE_DEVLIN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CBPF_JIT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AMBA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Generic Driver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EVENT_HELP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EVENT_HELPER_PATH=""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EVTMP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EVTMPFS_MOUN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TANDALON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REVENT_FIRMWARE_BUIL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W_LOAD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IRMWARE_IN_KERN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XTRA_FIRMWARE="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W_LOADER_USER_HELPER_FALLBAC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ANT_DEV_COREDUM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LLOW_DEV_COREDUM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V_COREDUM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DRIV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DEVR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TEST_DRIVER_REMOV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S_HYPERVIS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ENERIC_CPU_DEVIC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EGM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EGMAP_I2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EGMAP_SP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EGMAP_MM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EGMAP_I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MA_SHARED_BUFF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ENCE_TRAC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A_CMA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efault contiguous memory area siz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MA_SIZE_MBYTES=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MA_SIZE_SEL_MBYT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A_SIZE_SEL_PERCENTAG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A_SIZE_SEL_MI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A_SIZE_SEL_MA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MA_ALIGNMENT=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Bus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CC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RCMSTB_GISB_AR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EXPRESS_CONFI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NNECTO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T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TES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REDBOOT_PAR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CMDLINE_PAR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AFS_PAR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OF_PART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AR7_PART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er Modules And Translation Lay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BLKDEV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TD_BLOC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BLOCK_R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T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T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FT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FD_FT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SF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M_FT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OOP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SWA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PARTITIONED_MASTER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AM/ROM/Flash chip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CF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JEDECPROB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MAP_BANK_WIDTH_1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MAP_BANK_WIDTH_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MAP_BANK_WIDTH_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MAP_BANK_WIDTH_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MAP_BANK_WIDTH_1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MAP_BANK_WIDTH_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CFI_I1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CFI_I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CFI_I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CFI_I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RA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RO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ABSEN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apping drivers for chip acc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COMPLEX_MAPPING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PLATRAM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elf-contained MTD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DATAFLASH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TD_M25P8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SST25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SLRA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PHRA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MTDRA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BLOCK2MTD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sk-On-Chip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DOCG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NAND_EC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ECC_SM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TD_NAN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ECC_BC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SM_COMM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NAND_BCM2835_SM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DENALI_D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OMAP_BCH_BUIL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NAND_ID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DISKONCHI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DOCG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NANDSI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BRCMNAN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PLATFOR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HISI50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NAND_MT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ONENAND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PDDR &amp; LPDDR2 PCM memory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LPDD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LPDDR2_NV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TD_SPI_NO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MT81xx_N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SPI_NOR_USE_4K_SECTO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CADENCE_QUADSPI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TD_UB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UBI_WL_THRESHOLD=409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TD_UBI_BEB_LIMIT=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UBI_FASTMA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UBI_GLUEB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UBI_BLOC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T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OF_UNIT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FLATTRE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EARLY_FLATTRE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DYNAMI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ADDR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I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NE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MD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RESERVED_ME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RESOLV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OVERLAY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OF_CONFIG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MIGHT_HAVE_PC_PAR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RPO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K_DEV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LK_DEV_NULL_BLK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ZRA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LK_DEV_COW_COMMON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LOO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K_DEV_LOOP_MIN_COUNT=8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CRYPTOLOO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DRB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BD_FAULT_INJECTION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NB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RA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K_DEV_RAM_COUNT=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K_DEV_RAM_SIZE=4096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DROM_PKTCDV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DROM_PKTCDVD_BUFFERS=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DROM_PKTCDVD_WCACH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TA_OVER_ETH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G_DIS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LK_DEV_RB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VME_TARGE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isc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IS3LV02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2835_SM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25X_DPO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UMMY_IR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CS932S4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NCLOSURE_SERVIC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PDS9802AL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SL290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SL290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TSL25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BH17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PDS990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MC63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S168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_DAC751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WITCH_FSA94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ATTICE_ECP3_CONFI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RA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2POR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EEPROM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EPROM_AT2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EPROM_AT2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EPROM_LEGAC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EPROM_MAX687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EPROM_93CX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EPROM_93XX46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exas Instruments shared transport line discipl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I_S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IS3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IS3_I2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ltera FPGA firmware download modu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LTERA_STAPL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tel MIC Bus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CIF Bus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VOP Bus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tel MIC Host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tel MIC Card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CIF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tel MIC Coprocessor State Management (COSM)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VOP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CH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XL_BAS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XL_AFU_DRIVER_OP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CSI device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SI_MO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AID_ATTR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CS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SI_D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NETLIN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MQ_DEFAUL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SCSI_PROC_F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CSI support type (disk, tape, CD-ROM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SD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HR_DEV_S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HR_DEV_OSS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S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LK_DEV_SR_VENDO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HR_DEV_S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R_DEV_SC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CONSTAN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LOGGI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SCAN_ASYN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CSI Trans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SPI_ATT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FC_ATTR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CSI_ISCSI_ATT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SAS_ATT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SAS_LIBSA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SRP_ATT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SI_LOWLEVE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SCSI_TC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SCSI_BOOT_SYS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UFS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D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SI_OSD_INITIAT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A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K_DEV_M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D_LINEA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D_RAID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D_RAID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D_RAID1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D_RAID45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D_MULTIPAT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D_FAULT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D_CLUST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ACH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LK_DEV_DM_BUILTIN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D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MQ_DEFAUL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M_BUF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DEBUG_BLOCK_STACK_TRACI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M_BIO_PRISO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M_PERSISTENT_DAT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_CRYP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_SNAPSHO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_THIN_PROVISIONIN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CACH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ERA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_MIRRO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_LOG_USERSPAC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_RAI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_ZER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MULTIPATH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_DELA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UEVEN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FLAKE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VERIT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SWITC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_LOG_WRIT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ARGET_COR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DEVIC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I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COR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ONDIN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UMM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QUALIZE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F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TEA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ACVLA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CVTA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XLA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ENEV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T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CSE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ETCONSOL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CONSOLE_DYNAM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PO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POLL_CONTROLL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U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UN_VNET_CROSS_L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ETH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M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TM_DRIVE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M_DUMM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M_TCP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AIF transport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stributed Switch Architectur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THERNE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LTERA_TS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AMAZ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AR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_EMA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MAC_ROCKCHI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ET_VENDOR_AUROR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CADENC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C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BROADCO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4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MGENE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STEMPO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CIRRU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S89x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90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NE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EZCHI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ZCHIP_NPS_MANAGEMENT_ENE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FARADA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TMAC1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TGMAC1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HISILIC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X5HD2_GMA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SI_FEMA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P04_ET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N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NS_DSA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NS_ENE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INT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I825X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MARVE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VMD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VNETA_B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MICR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S884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S885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S8851_M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MICROCHIP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NC28J6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NC28J60_WRITEVERIF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NCX24J6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NATSEM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NETRONOM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8390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X8879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THO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QUALCOMM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QCA7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COM_EMA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RENESA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ROCK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SAMSU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XGBE_ET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SEE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SMS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MC91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MC911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MSC911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STMICR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MMAC_ET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SYNOPSY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NOPSYS_DWC_ETH_QO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VI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A_RHIN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A_VELOCIT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_VENDOR_WIZNE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IZNET_W51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IZNET_W53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HYLI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WPHY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DIO bus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DIO_BCM_UNIMA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DIO_BITBAN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DIO_BUS_MUX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DIO_BUS_MUX_MMIORE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DIO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DIO_HISI_FEMA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II PHY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MD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QUANTIA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803X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M7XXX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M87XX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ROADCOM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ICADA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AVICOM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P83848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P83867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IXED_PH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CPLUS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TEL_XWAY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SI_ET1011C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XT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RVELL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ICREL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ICROCHIP_PH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ICROSEMI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ATIONAL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SEMI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ALTEK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MSC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E10X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RANETICS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TESSE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ILINX_GMII2RGMI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ICREL_KS8995MA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_BSDCOM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_DEFLA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_FILT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_MPP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_MULTILIN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OAT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O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PT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OL2T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_ASYN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P_SYNC_TT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LI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LH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LIP_COMPRESSED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LIP_SMA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LIP_MODE_SLIP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NET_DRIVER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CAT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KAWET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PEGASU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RTL815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RTL815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LAN78X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USBNE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AX8817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AX88179_178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CDCETH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CDC_EE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CDC_NC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HUAWEI_CDC_NC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CDC_MBI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DM960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SR97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SR98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SMSC75X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SMSC95XX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GL620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NET108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PLUS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MCS783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NET_RNDIS_HOS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NET_CDC_SUBSET_ENABL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CDC_SUBS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ALI_M5632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AN2720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BELKI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ARMLINUX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EPSON2888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KC2190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ZAURU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CX82310_ET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KALMI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QMI_WW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HS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INT51X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IPHET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IERRA_N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VL6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NET_CH92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ADMTE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TH_COMMO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AT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TH9K_HW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TH9K_COMMO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TH9K_BTCOEX_SUPPOR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TH9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9K_AH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9K_DEBUG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9K_DYNAC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9K_WO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TH9K_RFKI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9K_CHANNEL_CONTEX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TH9K_PCOEM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TH9K_HT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9K_HTC_DEBUG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9K_HWRN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ARL917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ARL9170_LE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ARL9170_WP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RL9170_HWRN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TH6K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6KL_SDI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TH6KL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6KL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6KL_TRACIN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R552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H10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CN36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ATME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T76C50X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BROADCOM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4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BC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SS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BUSES_BCMA_AND_SS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43_BUSES_BCM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43_BUSES_S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43_SD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BCMA_P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P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PHY_G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B43_PHY_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PHY_L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PHY_H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LE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_HWR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43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43LEGAC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LEGACY_LE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LEGACY_HWR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LEGACY_DEBU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LEGACY_D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LEGACY_P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43LEGACY_DMA_AND_PIO_MOD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43LEGACY_DMA_MOD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43LEGACY_PIO_MOD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RCMUTI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RCMSMA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CMFMA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RCMFMAC_PROTO_BCD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RCMFMAC_SDIO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CMFMAC_US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RCM_TRACIN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CMDB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CISC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INTE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INTERSI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OSTA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OSTAP_FIRMWAR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54_COMM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54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54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54_LE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MARVEL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BERTA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BERTAS_US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BERTAS_SD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IBERTAS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IBERTAS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IBERTAS_MESH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BERTAS_THINFIR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IBERTAS_THINFIRM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BERTAS_THINFIRM_US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WIFIE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WIFIEX_SD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WIFIEX_U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MEDIATE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T7601U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RALIN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2X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2500US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73US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2800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2800USB_RT33X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2800USB_RT35XX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2800USB_RT3573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2800USB_RT53XX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2800USB_RT55XX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2800USB_UNKNOW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2800_LI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2X00_LIB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2X00_LI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2X00_LIB_FIRMWA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2X00_LIB_CRYPT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2X00_LIB_LE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2X00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REALTE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L818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L8187_LE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L_CARD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L8192CU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LWIF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LWIFI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LWIFI_DEBU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L8192C_COMM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L8XXXU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L8XXXU_UNTEST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RS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SI_91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S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W12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T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L125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L12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L18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L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LAN_VENDOR_ZYDA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ZD120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ZD1211RW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ZD1211RW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AC80211_HWSI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NET_RNDIS_WLAN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WiMAX Wireless Broadband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IMAX_I2400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IMAX_I2400M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IMAX_I2400M_DEBUG_LEVEL=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EEE802154_DRIVER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EEE802154_FAKELB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EEE802154_AT86RF23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EEE802154_AT86RF230_DEBUG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EEE802154_MRF24J4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EEE802154_CC252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EEE802154_ATU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EEE802154_ADF724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SD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VM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put device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LED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FF_MEMLES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POLLDE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SPARSEKMA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MATRIXKMAP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erland interfa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MOUSEDEV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INPUT_MOUSEDEV_PSAU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MOUSEDEV_SCREEN_X=102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MOUSEDEV_SCREEN_Y=768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JOYDEV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EVDE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EVBU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put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KEYBOAR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A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ADP558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ADP5589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KEYBOARD_ATKB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QT10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QT21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LKKB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KEYBOARD_GP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GPIO_POLL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TCA641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TCA841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MATRI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LM832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LM833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MAX735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MC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MPR1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NEWT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OPENCOR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SAMSU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STOWAWA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SUNKB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STMP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OMAP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XTKB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CAP11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BOARD_BC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INPUT_MOUS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JOYSTI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ANALO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A3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AD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COBR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GF2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GRI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GRIP_M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GUILLEMO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INTERAC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SIDEWIND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TMD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OYSTICK_IFORC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OYSTICK_IFORCE_US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IFORCE_2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WARRI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MAGELL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SPACEOR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SPACEBA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STING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TWIDJO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ZHENHU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AS50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OYSTICK_JOYDUM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OYSTICK_XPA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OYSTICK_XPAD_FF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OYSTICK_XPAD_LED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OYSTICK_RPISENS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TABLE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TOUCHSCREE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PROPERTIE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OUCHSCREEN_ADS784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AD787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AD787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AR1021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ATMEL_MX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AUO_PIXCI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BU2101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CHIPONE_ICN831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CY8CTMG1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CYTTSP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CYTTSP4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DYNAPR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HAMPSHI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EETI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OUCHSCREEN_EGALA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EGALAX_SERIA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FUJITSU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OUCHSCREEN_GOODI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ILI210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GUNZ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EKTF212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EL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EL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WACOM_W80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WACOM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MAX118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MCS50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MMS11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MELFAS_MIP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MTOUC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IMX6UL_TS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INEX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MK71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PENMOUN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OUCHSCREEN_EDT_FT5X0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OUCHSCREEN_RPI_FT540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TOUCHRIGH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TOUCHWI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UCB14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PIXCI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WDT87XX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WM97X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OUCHSCREEN_USB_COMPOSIT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EGALA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PANJI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3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IT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ETURB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GUNZ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DMC_TSC10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IRTOUC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IDEALTE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GENERAL_TOUC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GOTO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JASTE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EL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E2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ZYTRONI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ETT_TC45US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NEX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OUCHSCREEN_USB_EASYTOUC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TOUCHIT21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TSC_SER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TSC200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TSC200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TSC200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RM_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SILEA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SIS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ST123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OUCHSCREEN_STMP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SUR4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SURFACE3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SX865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TPS6507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ZFOR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UCHSCREEN_ROHM_BU2102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MISC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AD714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AD714X_I2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AD714X_SP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ARIZONA_HAPTIC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ATMEL_CAPTOUC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BMA1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E3X0_BUTT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MMA84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MPU30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GP2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GPIO_BEEP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GPIO_TILT_POLL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GPIO_DECODE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ATI_REMOTE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KEYSPAN_REMOT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KXTJ9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POWERMA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YEALIN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CM109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REGULATOR_HAPTI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UINPU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PCF857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PWM_BEEPE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GPIO_ROTARY_ENCOD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ADXL34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ADXL34X_I2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PUT_ADXL34X_SP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IMS_PCU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PUT_CMA3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CMA3000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SOC_BUTTON_ARRA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DRV260X_HAPTIC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DRV2665_HAPTIC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PUT_DRV2667_HAPTIC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MI4_CORE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ardware I/O po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RIO_SERPOR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O_AMBAKM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O_LIBPS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O_RAW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O_ALTERA_PS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O_PS2MUL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O_ARC_PS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O_APBPS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ERI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AMEPO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AMEPORT_NS55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AMEPORT_L4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haracter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RCM_CHAR_DRIVE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2708_VCMEM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CM_VCIO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CM_VC_S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2835_DEVGPIOME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2835_SMI_DE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T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NSOLE_TRANSLATION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T_CONSO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W_CONSO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T_HW_CONSOLE_BIND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NIX98_PTY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LEGACY_PTY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NONSTANDAR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_GS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RACE_SIN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VMEM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DEVKMEM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erial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RIAL_EARLYCON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8250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SERIAL_8250_DEPRECATED_OPTION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8250_FINTEK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8250_CONSOL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SERIAL_8250_DMA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8250_NR_UARTS=1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8250_RUNTIME_UARTS=0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8250_EXTEND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8250_MANY_PORT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8250_SHARE_I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8250_DETECT_IR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8250_RSA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8250_BCM2835AU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RIAL_8250_FS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8250_D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8250_E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8250_RT288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OF_PLATFORM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Non-8250 serial port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AMBA_PL010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AMBA_PL011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AMBA_PL011_CONSO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EARLYCON_ARM_SEMIHO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KGDB_NM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MAX31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MAX310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UARTLIT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RIAL_CO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RIAL_CORE_CONSO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NSOLE_POL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SCCNX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RIAL_SC16IS7XX_COR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SC16IS7X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RIAL_SC16IS7XX_I2C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RIAL_SC16IS7XX_SP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BCM63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ALTERA_JTAGUA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ALTERA_UA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IFX6X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XILINX_PS_UA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AR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FSL_LPUA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CONEXANT_DIGICOL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ST_AS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RIAL_STM3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TY_PRINT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VC_DC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MI_HANDLE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W_RANDO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W_RANDOM_TIMERIOME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W_RANDOM_BCM2835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3964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W_DRIV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X_RAW_DEVS=25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G_TP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ILLYBU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2C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2C_BOARDINF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2C_COMPA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_CHARDE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2C_MUX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ultiplexer I2C Chip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ARB_GPIO_CHALLENG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MUX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MUX_PCA9541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_MUX_PCA954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MUX_PINCTR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MUX_RE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DEMUX_PINCTR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2C_HELPER_AUT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2C_ALGOBIT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2C Hardware Bus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_BCM270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2C_BCM2708_BAUDRATE=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2C system bus drivers (mostly embedded / system-on-chip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_BCM283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CBUS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DESIGNWARE_PLATFOR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EMEV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_GP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NOMADI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OCOR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PCA_PLATFOR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PXA_PC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RK3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SIMTE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XILINX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External I2C/SMBus adapter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DIOLAN_U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PARPORT_LIGH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_ROBOTFUZZ_OSIF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TAOS_EV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TINY_USB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Other I2C/SMBus bus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STU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SLAV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DEBUG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DEBUG_ALG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DEBUG_BU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P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PI_MASTER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I Master Controller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ALTER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AXI_SPI_ENGIN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PI_BCM283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PI_BCM2835AU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BCM_Q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BITBA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CADEN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DESIGNWA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FSL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OC_TIN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PL02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PXA2XX_PC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ROCKCHI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SC18IS60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XCOM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XILIN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ZYNQMP_GQSPI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I Protocol Mas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PI_SPIDE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LOOPBACK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I_TLE62X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M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SI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PS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PS_DEBU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PS clients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PS_CLIENT_KTIME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S_CLIENT_LDIS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PS_CLIENT_GPIO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PS generators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TP clock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TP_1588_CLOCK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INCTRL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in controll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INMU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INCON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PINCTR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INCTRL_AM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INCTRL_SING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INCTRL_BCM2835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HAVE_CUSTOM_GPIO_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PIOLI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F_GP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PIOLIB_IRQCHI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GPI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PIO_SYSF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emory mapped GPIO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74XX_MM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ALTER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BCM_EX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BCM_VI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DWAP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E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GENERIC_PLATFOR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GR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MOCKU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MPC8X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PL06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XILIN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ZEV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ZX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2C GPIO expan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ADP558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ADN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MAX73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MAX732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PCA953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PIO_PCF857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SX150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TPIC28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TS490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FD GPIO expan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PIO_ARIZON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TC_EGPI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PIO_STMP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UCB140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I GPIO expan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74X16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MAX73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MC338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IO_PISOSR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I or I2C GPIO expan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PIO_MCP23S08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GPIO expan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1_CON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1-wire Bus Mas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MASTER_DS249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MASTER_DS248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MASTER_DS1W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MASTER_GPIO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1-wire Slav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THER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SME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40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1_SLAVE_DS2408_READBAC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41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40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42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43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43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1_SLAVE_DS2433_CR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43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76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78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78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DS28E0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1_SLAVE_BQ27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_AV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OWER_RESE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_RESET_BRCMKONA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OWER_RESET_GP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_RESET_GPIO_RESTA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_RESET_LTC29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_RESET_RESTA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_RESET_SYSC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_RESET_SYSCON_POWEROF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OWER_SUPPL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_SUPPLY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DA_POW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ENERIC_ADC_BATTER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POWE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ATTERY_DS276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TERY_DS27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TERY_DS278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TERY_DS278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TERY_SB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TERY_BQ27X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TERY_MAX1704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TERY_MAX1704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MAX89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LP872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MANAG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BQ2415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BQ2419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BQ2425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BQ2473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BQ2589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SMB34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TTERY_GAUGE_LTC294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ARGER_RT9455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WMO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WMON_VI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WMON_DEBUG_CHIP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Nativ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731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741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741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M10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M102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M102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M102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M103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M924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T73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T74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T74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T746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T74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T747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SC76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TXP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DS6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DS16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F71805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F71882F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F75375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FTSTEUTAT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GL518S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GL520S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G760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G76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GPIO_F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HIH613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IIO_HWM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IT87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NSORS_JC4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POWR12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INEAG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TC294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TC299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TC415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TC421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TC422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TC424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TC42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TC426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11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1606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161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166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19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3172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663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664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66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669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AX3179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MCP30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C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6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7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NSORS_LM7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7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7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8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8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8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9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9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9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9523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9524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LM9524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PC873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PC8742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NTC_THERMIST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NCT668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NCT677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NCT780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NCT790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PCF859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MBU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PWM_F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SHT15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NSORS_SHT2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NSORS_SHT3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NSORS_SHTC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DME173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EMC14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EMC21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EMC6W2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SMSC47M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SMSC47M19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SMSC47B39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SCH56XX_COMM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SCH562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SCH563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SMM66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C128D818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NSORS_ADS101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S782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DS787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AMC68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INA209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NSORS_INA2X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INA32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TC7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THMC50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ENSORS_TMP10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TMP1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TMP4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TMP4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VT12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781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791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792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79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79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L785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L786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627H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W83627EH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HERMA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HERMAL_O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WRITABLE_TRIP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HERMAL_DEFAULT_GOV_STEP_WIS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DEFAULT_GOV_FAIR_SHA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DEFAULT_GOV_USER_SPA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DEFAULT_GOV_POWER_ALLOCAT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GOV_FAIR_SHA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HERMAL_GOV_STEP_WIS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GOV_BANG_BA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GOV_USER_SPA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GOV_POWER_ALLOCAT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PU_THERMA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ERMAL_EMULA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ORIQ_THERMAL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HERMAL_BCM2835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CPI INT340X thermal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ENERIC_ADC_THERMAL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WATCHDO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WATCHDOG_CO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ATCHDOG_NOWAYOU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ATCHDOG_SYSF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Watchdog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OFT_WATCHDO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PIO_WATCHDO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ILINX_WATCHDO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ZIIRAVE_WATCHDO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SP805_WATCHDO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DENCE_WATCHDO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W_WATCHDO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63XX_WATCHDO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CM2835_WD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EN_A21_WD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-based Watchdog Car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PCWATCHDO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Watchdog Pretimeout Govern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ATCHDOG_PRETIMEOUT_GO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SB_POSSIBLE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onics Silicon Backpla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SB_BLOCK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SB_SDIOHOST_POSSIB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SB_SDIOHO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SB_SILEN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SB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SB_DRIVER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A_POSSIBLE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Broadcom specific AMB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A_BLOCK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MA_HOST_SO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MA_DRIVER_GMAC_CM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MA_DRIVER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MA_DEBU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ultifunction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FD_CO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FD_RPISENSE_CO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ACT8945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AS37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AS372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MIC_ADP55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AAT2870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ATMEL_FLEXCO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ATMEL_HLC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BCM590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AXP20X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CROS_E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ASIC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MIC_DA903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DA9052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DA9052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DA905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DA906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DA906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DA91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DLN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EXYNOS_LPAS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C13XXX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C13XXX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HI6421_PM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TC_PASIC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TC_I2CPL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TEL_SOC_PM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KEMPL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88PM8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88PM80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88PM860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1457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776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7768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7769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7784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890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892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899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AX899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T639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MENF21BM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ZX_PCA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VIPERBOAR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RET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PCF5063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CB1400_CO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PM8921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RT503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RTSX_U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RC5T58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RK80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RN5T61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SEC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SI476X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SM5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SKY814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SMS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BX500_COR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FD_STMPE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TMicroelectronics STMPE Interfa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TMPE_I2C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TMPE_SP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SYSC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I_AM335X_TSCA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LP394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LP878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PALMA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PS6105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PS650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PS6507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6508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6509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6521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I_LP873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6521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6586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659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65912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65912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PS8003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WL4030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WL6040_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FD_WL1273_CO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LM353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C3589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M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7L66X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C6387X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TC6393XB is not set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CONFIG_MFD_ARIZONA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FD_ARIZONA_I2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FD_ARIZONA_SP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CS47L24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FD_WM510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WM51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WM899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WM899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WM84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WM831X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WM831X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WM8350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FD_WM8994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EGULATO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EGULATOR_FIXED_VOLTAG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VIRTUAL_CONSUM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USERSPACE_CONSUM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ACT886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AD5398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EGULATOR_ARIZON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DA92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DA92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FAN5355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ISL930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ISL6271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LP397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LP397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LP872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LP875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LTC358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LTC367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MAX158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MAX864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MAX86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MAX89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MAX897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MT63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PFUZE1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PV880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PV880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PV8809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PW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TPS516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TPS623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TPS6502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TPS6507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GULATOR_TPS6524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DIA_SUPPORT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ultimedia core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DIA_CAMERA_SUPPOR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DIA_ANALOG_TV_SUPPOR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DIA_DIGITAL_TV_SUPPOR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DIA_RADIO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EDIA_SDR_SUPPOR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DIA_RC_SUPPOR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DIA_CONTROLL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EDIA_CONTROLLER_DV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DE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V4L2_SUBDEV_A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V4L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DV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FIXED_MINOR_RANG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TUN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BUF_GE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BUF_VMALLO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BUF_DV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BUF2_CO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BUF2_MEMOP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BUF2_VMALLO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O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NE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TPCI_EEPRO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AX_ADAPTERS=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VB_DYNAMIC_MINOR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edia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C_CO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C_MA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C_DECODER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R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LIRC_CODE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NEC_DECOD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RC5_DECOD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RC6_DECOD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JVC_DECOD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SONY_DECOD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SANYO_DECOD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SHARP_DECOD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MCE_KBD_DECOD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_XMP_DECOD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C_DEVICE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C_ATI_REMOT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R_HIX5HD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_IM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_MCEUS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_REDRAT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_STREAMZA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R_IGORPLUGUSB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_IGUAN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_TTUSBI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C_LOOPBAC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_GPIO_CI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EDIA_USB_SUPPORT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Webcam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VIDEO_CLAS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VIDEO_CLASS_INPUT_EVDEV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GSPC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M560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V06X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L86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BEN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CONE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CPIA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DTCS03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ETOM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FINEPI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JEILINJ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JL2005BC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KINEC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KONIC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MAR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MR97310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NW8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OV519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OV53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OV534_9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PAC20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PAC730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PAC731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E40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N9C202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N9C2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ONIX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ONIXJ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PCA5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PCA50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PCA50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PCA50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PCA50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PCA56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PCA152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Q90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Q905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Q93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TK01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TK113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TV068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SUNPLU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T61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TOPR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SPCA_TOUPTEK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TV853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VC032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VICA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XIRLINK_CI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SPCA_ZC3X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PW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PWC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PWC_INPUT_EVDEV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CPIA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ZR364X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KWEBCA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225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USBTV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nalog TV USB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PVRUSB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PVRUSB2_SYS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PVRUSB2_DV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PVRUSB2_DEBUGIF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HDPV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USBVISI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STK1160_COMM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STK1160_AC97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STK116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GO700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GO7007_USB=m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CONFIG_VIDEO_GO7007_LOAD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GO7007_USB_S2250_BOARD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nalog/digital TV USB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AU082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AU0828_V4L2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AU0828_RC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CX231X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CX231XX_RC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CX231XX_ALS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CX231XX_DV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TM60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TM6000_ALS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TM6000_DVB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gital TV USB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VB_USB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USB_DIB3000M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A8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IBUSB_M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IBUSB_MB_FAULTY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IBUSB_M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IB07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UMT_01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CXUS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M92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IGITV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VP704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VP702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GP8PS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NOVA_T_USB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TTUSB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TT200U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OPERA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AF900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AF9005_REMO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PCTV452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W210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CINERGY_T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TV51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FRI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USB_AZ602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TECHNISAT_USB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V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AF901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AF903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ANYSE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AU661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AZ600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CE623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EC16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GL86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LME251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MXL111SF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RTL28XXU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USB_DVBSK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MS_USB_DRV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B2C2_FLEXCOP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VB_B2C2_FLEXCOP_USB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VB_AS102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Webcam, TV (analog/digital) USB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EM28X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EM28XX_V4L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EM28XX_ALS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EM28XX_DV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EM28XX_R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4L_PLATFORM_DRIVER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BCM2835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BCM2835_MMA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OC_CAMER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4L_MEM2MEM_DRIVE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4L_TEST_DRIVE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VB_PLATFORM_DRIVER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upported MMC/SDIO adap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MS_SDIO_DR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ADIO_ADAPTE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ADIO_TEA575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SI470X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I47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_SI47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SI471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I471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LATFORM_SI471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2C_SI471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MR8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DSB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SHAR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SHARK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KEEN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RAREMON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MA90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TEA576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SAA7706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TEF686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WL1273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exas Instruments WL128x FM driver (ST bas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DIO_WL128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COMMON_OPTION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mmon driver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CX2341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TVEEPRO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YPRESS_FIRMWA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B2C2_FLEXCO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MS_SIANO_MDT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MS_SIANO_RC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edia ancillary drivers (tuners, sensors, i2c, spi, frontend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MEDIA_SUBDRV_AUTOSELEC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ATTAC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IR_I2C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2C Encoders, decoders, sensors and other helper chi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udio decoders, processors and mix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VAUD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DA74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DA984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EA6415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EA64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MSP34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CS330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CS534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CS53L32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LV320AIC23B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UDA134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WM877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WM873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VP27SMP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SONY_BTF_MPX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DS deco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SAA6588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Video deco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DV718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BT81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BT85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BT86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KS012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ML86V766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D58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SAA71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SAA711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VP514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TVP515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VP700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TW280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TW990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TW990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VPX322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Video and audio deco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SAA717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CX25840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Video encod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SAA712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SAA718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DV71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DV717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DV734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DV739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K881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HS820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amera sensor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OV265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_OV764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OV76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VS662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MT9M111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IDEO_MT9V01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SR030PC3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lash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DP165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AS3645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LM35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LM3646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Video improvement chi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UPD64031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UPD64083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udio/Video compression chi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SAA6752H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iscellaneous helper chi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THS73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DEO_M5279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ensors used on soc_camera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I helper chi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edia SPI Adap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XD2880_SPI_DR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ustomize TV tun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SIMPL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DA829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DA827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DA1827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DA988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EA576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EA576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SI00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T20X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T206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T206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T226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T213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QT101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XC202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XC5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XC4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XL5005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XL5007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C44S80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AX216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DA1821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FC001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FC001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FC001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DA1821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E4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FC258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88RS6000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TUA900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SI215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IT913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R820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MXL301RF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DIA_TUNER_QM1D1C0042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ustomise DVB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ultistandard (satellite)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B0899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B61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V090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V6110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88DS3103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ultistandard (cable + terrestrial)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RX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18271C2D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I216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N8847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N88473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VB-S (satellite)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2411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2412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T31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ZL1003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ZL10039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5H142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V028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B6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V0299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V611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V09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808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1008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826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VES1X9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UNER_ITD1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UNER_CX2411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826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UA61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2411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2411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2412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I21X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S202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S3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B86A1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10071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VB-T (terrestrial)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P887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P887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227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2270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5H143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RX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6478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1004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NXT6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T35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ZL1035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IB3000M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IB3000M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IB7000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IB7000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IB9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1004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F901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EC1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HD29L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V036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D2820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D2841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RTL283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RTL283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I216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S102_F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GP8PSK_F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CXD2880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VB-C (cable)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VES182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1002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1002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TV0297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TSC (North American/Korean Terrestrial/Cable DTV)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NXT200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OR5121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OR5113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BCM351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GDT330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GDT330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GDT3306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G216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5H1409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U852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U8522_DT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U8522_V4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5H1411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SDB-T (terrestrial)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92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IB8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B86A20S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SDB-S (satellite) &amp; ISDB-T (terrestrial)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C90522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gital terrestrial only tuners/P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PL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UNER_DIB007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UNER_DIB0090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EC control devices for DVB-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DRX39XYJ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NBH2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NBP2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NBP2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ISL640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ISL642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ISL642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829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SP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GS8GL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LGS8GX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TBM883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TDA665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IX2505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M88RS2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F903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HORUS3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ASCOT2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VB_HELENE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ools to develop new front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VB_DUMMY_FE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Graphics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R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RM_MIPI_DS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DP_AUX_CHARDE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RM_KMS_HELP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RM_KMS_FB_HELP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RM_FBDEV_EMULATION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RM_LOAD_EDID_FIRMWA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RM_GEM_CMA_HELP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RM_KMS_CMA_HELPER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2C encoder or helper chi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I2C_CH700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I2C_SIL16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I2C_NXP_TDA998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HDL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MALI_DISPLAY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CP (Audio CoProcessor) Configur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VGE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EXYNO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RM_UD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ARMAD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OMA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TILC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FSL_DC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RM_PANEL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splay Pane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RM_PANEL_SIMPL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PANEL_JDI_LT070ME050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PANEL_SAMSUNG_LD904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PANEL_LG_LG457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PANEL_PANASONIC_VVX10F034N00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RM_PANEL_RASPBERRYPI_TOUCHSCREE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PANEL_SAMSUNG_S6E8AA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PANEL_SHARP_LQ101R1SX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PANEL_SHARP_LS043T1LE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RM_BRIDGE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splay Interface Bridg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ANALOGIX_ANX78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DUMB_VGA_DA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NXP_PTN34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PARADE_PS862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SII902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TOSHIBA_TC35876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I2C_ADV75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STI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RM_VC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ARCPGU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RM_TINYDR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INYDRM_MIPI_DB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INYDRM_MI0283Q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INYDRM_REPAP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M_LEGACY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rame buffer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IRMWARE_EDI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CMDLIN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NOTIF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D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BOOT_VESA_SUPPO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CFB_FILLREC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CFB_COPYARE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CFB_IMAGEBLI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CFB_REV_PIXELS_IN_BYT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SYS_FILLREC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SYS_COPYARE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SYS_IMAGEBLI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FOREIGN_ENDI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SYS_FOP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DEFERRED_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SVGALI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MACMOD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BACKLIGH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B_MODE_HELPE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TILEBLITTIN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rame buffer hardwar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BCM2708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ARMCL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UVES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OPENCOR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S1D13X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SMSCUF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UD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IBM_GXT45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VIRTUA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METRONOM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BROADSHEE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AUO_K190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SIMPL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SSD130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RPISENS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ACKLIGHT_LCD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CD_CLASS_DEVIC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L4F00242T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LMS283GF0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LTV350Q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ILI922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ILI93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TDO24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VGG2432A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PLATFOR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S6E63M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LD904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AMS369FG0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LMS501KF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CD_HX835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ACKLIGHT_CLASS_DEVIC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BACKLIGHT_GENER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PW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ACKLIGHT_RP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PM8941_WL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ADP88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ADP88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LM3630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LM363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LP855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ACKLIGHT_GP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LV5207L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LIGHT_BD610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GASTAT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VIDEOMODE_HELPER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DMI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sole display driver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UMMY_CONSOL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RAMEBUFFER_CONSO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RAMEBUFFER_CONSOLE_DETECT_PRIMAR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RAMEBUFFER_CONSOLE_ROTATION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OGO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LOGO_LINUX_MON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LOGO_LINUX_VGA1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OGO_LINUX_CLUT224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OUN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OUND_OSS_CO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OUND_OSS_CORE_PRECLAIM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TIM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PC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PCM_EL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DMAENGINE_PC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HWDE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RAWMID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COMPRESS_OFFLOA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JA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JACK_INPUT_DEV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EQUENC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EQ_DUMM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OSSEMU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MIXER_OS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PCM_OS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PCM_OSS_PLUGIN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PCM_TIM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EQUENCER_OS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HRTIM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EQ_HRTIMER_DEFAUL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DYNAMIC_MINO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UPPORT_OLD_AP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PROC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VERBOSE_PROC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VERBOSE_PRINT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VMAST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RAWMIDI_SEQ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OPL3_LIB_SE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OPL4_LIB_SE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BAWE_SE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EMU10K1_SE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MPU401_UAR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AC97_CODE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DRIVER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DUMM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ALOO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VIRMID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MTPAV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ERIAL_U1655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MPU40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AC97_POWER_SAVE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D-Aud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HDA_PREALLOC_SIZE=6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AR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ARMAACI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83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P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USB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USB_AUDI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USB_UA10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USB_CAIA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USB_CAIAQ_INPU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USB_6FI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USB_HIFA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BCD20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USB_PO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USB_PODH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USB_TONEPO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USB_VARIA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O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GENERIC_DMAENGINE_PC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COMPR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AMD_AC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ATMEL_SO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835_SOC_I2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GOOGLEVOICEHAT_SOUNDCAR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HIFIBERRY_D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HIFIBERRY_DACPLU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HIFIBERRY_DIG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HIFIBERRY_AM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RPI_CIRRU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RPI_D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RPI_PROT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JUSTBOOM_D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JUSTBOOM_DIG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IQAUDIO_D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IQAUDIO_DIG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RASPIDAC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ADAU1977_AD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AUDIOINJECTOR_PI_SOUNDCAR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AUDIOINJECTOR_OCTO_SOUNDCAR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DIGIDAC1_SOUNDCAR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DIONAUDIO_LOC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DIONAUDIO_LOCO_V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ALLO_PIANO_D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ALLO_PIANO_DAC_PLU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FE_PI_AUDI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ALLO_BOSS_D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BCM2708_SOC_ALLO_DIGION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PISOUN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DESIGNWARE_I2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oC Audio for Freescale CP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mmon SoC Audio options for Freescale CPU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FSL_ASR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FSL_SA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FSL_SS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FSL_SPDI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FSL_ESA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IMX_AUDMU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IM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XTFPGA_I2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I2C_AND_SPI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DE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ARIZON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WM_ADS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AC97_CODE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OC_ADAU170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ADAU197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ADAU1977_I2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OC_ADAU700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AK4104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OC_AK455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AK461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AK464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AK538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ALC562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BT_SC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35L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35L3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2L51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2L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2L5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2L7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26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2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271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271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CS42XX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CS42XX8_I2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434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CS53L3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ES832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GTM6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ICS434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INNO_RK303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MAX9850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MAX98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PCM168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PCM179X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PCM179X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PCM3168A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PCM3168A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PCM5102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PCM512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PCM512x_I2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PCM512x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RT561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PCM1794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RT563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RT5677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SGTL500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SIGMADS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SIGMADSP_I2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SIRF_AUDIO_CODE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OC_SPDIF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SSM2602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SSM2602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SSM456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STA32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STA3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STI_SA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AS25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AS508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AS571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AS57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FA987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TAS571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LV320AIC23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LV320AIC23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LV320AIC31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LV320AIC3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TS3A227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WM510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5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52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5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7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72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WM873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73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WM874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7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75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7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776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OC_WM880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WM8804_I2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804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9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9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96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97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97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WM898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OC_NAU88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OC_TPA6130A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ND_SIMPLE_CARD_UTIL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ND_SIMPLE_CAR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ND_SIMPLE_SCU_CAR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OUND_PRIM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C97_BUS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ID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ID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BATTERY_STRENGTH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RAW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HI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ID_GENERIC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ecial HID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A4TEC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ACRU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ACRUX_F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APPL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APPLEI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AUREAL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BELKI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BETOP_FF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CHERR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CHICON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CORSAI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RODIKEY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CMEDI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CP211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CYPRES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DRAGONRIS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RAGONRISE_F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EMS_FF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ELECO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EL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EZKE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GEMBIR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GFR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HOLTE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OLTEK_F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GT683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KEYTOUC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KY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UCLOGI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WALTO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GYRATIO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ICAD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TWINH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KENSINGT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LCPOW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ID_LE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LENOV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LOGITEC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LOGITECH_DJ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ID_LOGITECH_HIDPP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OGITECH_FF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OGIRUMBLEPAD2_FF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OGIG940_F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OGIWHEELS_FF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MAGICMOUS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MICROSOF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MONTERE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MULTITOUC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NTRI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ORTE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PANTHERLOR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NTHERLORD_F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ENMOUN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PETALYN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PICOLC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ICOLCD_F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ICOLCD_BACKLIGH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ICOLCD_L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ICOLCD_LED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ICOLCD_CI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LANTRONIC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PRIMA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ROCCA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SAITEK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SAMSUN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SON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ONY_FF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SPEEDLIN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STEELSERIE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SUNPLU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RMI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GREENASI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REENASIA_F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SMARTJOYPLU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MARTJOYPLUS_F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TIV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TOPSEE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THING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THRUSTMAST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HRUSTMASTER_F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WACO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WIIMO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XINM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ZEROPLU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ZEROPLUS_F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ZYDACRO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SENSOR_HU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D_ALP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HID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HID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ID_PID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HIDDEV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2C HID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HI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OHCI_LITTLE_ENDIA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COMM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ARCH_HAS_HCD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ANNOUNCE_NEW_DEVICE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iscellaneous USB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DEFAULT_PERSIS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DYNAMIC_MINO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OT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OTG_WHITELI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OTG_BLACKLIST_HU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LEDS_TRIGGER_USBPOR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MO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WUSB_CBAF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Host Controller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C67X00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XHCI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EHCI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OXU210HP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ISP116X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ISP1362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FOTG210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MAX3421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OHCI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U132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L811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R8A66597_HC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DWCOT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HCD_BCM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HCD_SS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HCD_TEST_MODE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Device Class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AC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PRINT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WD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TM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NOTE: USB_STORAGE depends on SCSI but BLK_DEV_SD m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lso be needed; see USB_STORAGE Help for more 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TORAGE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REALTEK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EALTEK_AUTOPM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DATAFA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FREECO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ISD2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USBA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SDDR09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SDDR5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JUMPSHO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ALAUD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ONETOUC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KARM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CYPRESS_ATACB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TORAGE_ENE_UB625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UA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Imaging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MDC8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MICROTE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IP_COR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IP_VHCI_HC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IP_VHCI_HC_PORTS=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IP_VHCI_NR_HCS=1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IP_HOS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IP_VU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IP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MUSB_HDR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DWC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DWC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DWC2_HOS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Gadget/Dual-role mode requires USB Gadget support to be enabl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DWC2_PERIPHERA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DWC2_DUAL_RO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DWC2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DWC2_TRACK_MISSED_SO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CHIPIDE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ISP176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port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GENERI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SIMPL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AIRCABL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<text:span text:style-name="T1">ARK3116</text:span>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BELKI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CH34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WHITEHEA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DIGI_ACCELEPO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CP21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CYPRESS_M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EMPE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FTDI_SI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VISO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IPAQ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I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EDGEPOR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EDGEPORT_T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F8123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GARMI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IPW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IUU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KEYSPAN_PD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KEYSPAN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MP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2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28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28X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28X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1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18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19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19Q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19Q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49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KEYSPAN_USA49WL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KLS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KOBIL_SC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MCT_U23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METR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MOS772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MOS784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MXUPOR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NAVM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PL230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OTI685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QCAU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QUALCOM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SPCP8X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SAF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SERIAL_SAFE_PADDE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SIERRAWIRELES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SYMBO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T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CYBERJAC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XIRCO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SERIAL_WW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OPTI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OMNIN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OPTIC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XSENS_M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WISHBON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SSU1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QT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RIAL_DEBUG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Miscellaneous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EMI6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EMI2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ADUTU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EVSEG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RIO5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LEGOTOW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LC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CYPRESS_CY7C6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CYTHER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IDMOUS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FTDI_ELA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APPLEDISPLAY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L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TRANCEVIBRATO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IOWARRIO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TES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EHSET_TEST_FIXTUR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ISIGHTFW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YURE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EZUSB_FX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HSIC_USB35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HSIC_USB460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LINK_LAYER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CHAOSKE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AT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SPEEDTOUCH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CXACRU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UEAGLEAT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XUSBATM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Physical Layer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OP_USB_XCEIV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PIO_VBU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ISP13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ULPI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ADGE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ADGET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ADGET_DEBUG_FIL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ADGET_DEBUG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GADGET_VBUS_DRAW=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GADGET_STORAGE_NUM_BUFFERS=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_SERIAL_CONSOLE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USB Peripheral Control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FUSB3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FOTG210_U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R_U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R8A6659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PXA27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MV_U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MV_U3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M6659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BDC_U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NET227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ADGET_XILIN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DUMMY_HC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LIBCOMPOSIT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AC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SS_L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U_SERIA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U_ETH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SERIA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OBEX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EC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SUBSE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RNDI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MASS_STORAG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UAC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UV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MID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HI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F_PRINT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CONFIG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ZER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AUD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ADGET_UAC1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ETH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ETH_RNDI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ETH_EE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_NC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ADGET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FUNCTION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MASS_STORAG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_SERIA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MIDI_GADGE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_PRINTE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CDC_COMPOSIT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_ACM_M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_MULT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SB_G_MULTI_RNDI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_MULTI_CD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_HI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G_DBG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SB_G_WEBCA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LED_TRI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SB_ULPI_BU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WB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M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WRSEQ_EMM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WRSEQ_SIMPLE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MC/SD/SDIO Card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MC_BLOCK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MC_BLOCK_MINORS=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MC_BLOCK_BOUNC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DIO_UA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TES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MC/SD/SDIO Host Controller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MC_BCM2835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MC_BCM2835_D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MC_BCM2835_PIO_DMA_BARRIER=2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MC_BCM2835_SDHOS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ARMMMCI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MC_SDHCI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MC_SDHCI_PLTF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SDHCI_OF_ARAS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SDHCI_OF_AT9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SDHCI_F_SDH3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SDHCI_IPRO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MC_SP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D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VUB3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USH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USDHI6ROL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_MT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EMSTIC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W_LED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CLA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CLASS_FLASH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ED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BCM632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BCM635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M353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M364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PCA953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GP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P394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P55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P552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P556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P85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P88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PCA955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PCA963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DAC124S08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PW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REGULAT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BD280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T359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TCA650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TLC591X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LM355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IS31FL319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IS31FL32XX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BLINKM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ED Trigg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EDS_TRIGGER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TIM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ONESHO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EDS_TRIGGER_MT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HEARTBEA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BACKLIGH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CPU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GPIO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DEFAULT_ON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ptables trigger is under Netfilter config (LED target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TRANSIEN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CAMER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INPU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EDS_TRIGGER_PANI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CCESSIBILIT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DAC_ATOMIC_SCRU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DAC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DA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LIB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CLAS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RTC_HCTOSY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SYSTOH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SYSTOHC_DEVICE="rtc0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EBU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TC interfa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INTF_SYS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INTF_PRO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INTF_DEV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INTF_DEV_UIE_EMU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TES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2C RT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ABB5ZES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ABX8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DS130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DRV_DS1307_HWM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307_CENTUR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DS137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374_WD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DS167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HYM856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MAX690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RS5C37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ISL120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ISL1202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X120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PCF852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PCF8506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PCF856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PCF858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M41T8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M41T80_WD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BQ32K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S35390A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FM313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RX8010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RX858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RX802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EM3027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RV8803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I RT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M41T9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M41T9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DS130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DS130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34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347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DS139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MAX6916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R970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RX458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RX61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DRV_RS5C34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MAX690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PCF2123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MCP79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I2C_AND_SPI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I and I2C RT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DS323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PCF212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TC_DRV_RV3029C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TC_DRV_RV3029_HWMON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latform RT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CMO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28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5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55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685_FAMIL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174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DS240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STK17TA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M48T8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M48T3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M48T5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MSM624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BQ480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RP5C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V30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ZYNQMP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on-CPU RT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PL03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PL03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SNV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ID Sensor RT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C_DRV_HID_SENSOR_TIM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ADEVIC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ADEVICES_DEBU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MA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MA_ENGIN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MA_VIRTUAL_CHANNEL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MA_O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MBA_PL08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A_BCM2835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SL_EDM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TEL_IDMA6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BPFAXI_DM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L330_DMA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MA_BCM2708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COM_HIDMA_MGM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COM_HIDM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W_DMA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MA Cli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SYNC_TX_DM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ATES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MABUF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NC_FI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UXDISPLA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IO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IO_PDRV_GENIRQ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IO_DMEM_GENIR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IO_PRUS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RT_DRIVER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Virtio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RTIO_MMIO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icrosoft Hyper-V guest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TAGING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RISM2_US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ED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TLLIB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8712U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8188EU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88EU_AP_MOD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T6656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IO staging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ccelerome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2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2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20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24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A300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nalog to digital conver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60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7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81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19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28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nalog digital bi-direction conver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T7316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apacitance to digital conver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1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1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746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rect Digital Synthes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98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9834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gital gyroscope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06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Network Analyzer, Impedance Conver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933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ight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ISL2901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ISL2902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SL258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SL2x7x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ctive energy metering 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E775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E775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E775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E775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E7854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esolver to digital conver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2S9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2S12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2S121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riggers - standal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peakup console spee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PEAKU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ACNTS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APOLL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AUDPT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BN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DECTL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DECEX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LTLK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PEAKUP_SYNTH_SOF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SPKOU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TXP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EAKUP_SYNTH_DUMM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TAGING_MEDI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2C_BCM204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EDIA_CE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RC_STAGING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RC_IM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RC_RPI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RC_SASEM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RC_SERIA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IRC_SERIAL_TRANSMITT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IRC_SI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IRC_ZILO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ndro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AGING_BOAR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TE_GDM724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TD_SPINAND_MT29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NE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S_FPGABOO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XLNX_CLKWZR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AGM1264K_FL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BD66347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HX8340B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HX8347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HX8353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HX8357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ILI916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ILI932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ILI932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ILI934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ILI934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ILI948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ILI948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PCD854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RA887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S6D02A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S6D112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SSD1289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TFT_SSD1305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SSD1306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TFT_SSD1325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SSD133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SSD135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ST7735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ST7789V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TINYLCD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TLS820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B_TFT_UC1611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UC170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UPD16170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WATTEROTT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FLE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B_TFT_FBTFT_DEVIC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ILC1000_SD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ILC1000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O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S70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REYBU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2708_VCHI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OLDFIS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HROME_PLATFORM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LKDEV_LOOKU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CLK_PREPA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MMON_CLK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mmon Clock Framewo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SI535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SI51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SI57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CDCE70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CDCE92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CS2000_C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LK_QORIQ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NX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PW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PX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MMON_CLK_PIC32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ardware Spinlock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lock Sour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LKSRC_O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LKSRC_PROB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LKSRC_MM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CM2835_TIM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TIMER_SP80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MEL_PI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H_TIMER_CM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H_TIMER_MTU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H_TIMER_TM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M_TIMER_STI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AILBO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MH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LATFORM_MH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L320_MBO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LTERA_MBOX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CM2835_MBOX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ILBOX_TES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IOMMU_SUPPOR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emotepro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E_MODEM_RPRO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pmsg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OC (System On Chip) specifi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Broadcom SoC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SPBERRYPI_POW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OC_BRCMSTB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UNXI_SRA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OC_T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M_DEVFREQ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XTCON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Extcon Devic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CON_ADC_JACK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XTCON_ARIZONA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CON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CON_MAX335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CON_QCOM_SPMI_MIS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CON_RT8973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CON_SM550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CON_USB_GPI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EMOR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IO_BUFF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IO_BUFFER_C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IO_KFIFO_BUF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IO_TRIGGERED_BUFF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CONFIG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IO_TRIGG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IO_CONSUMERS_PER_TRIGGER=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SW_DEVI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SW_TRIGGER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ccelerome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MA1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MA2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MC150_ACCE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ARD0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ARD0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ST_ACCEL_3AXI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XSD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XCJK101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C323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A7455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A7455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A76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A84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A955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A955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XC400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XC625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K831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K8BA5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nalog to digital conver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26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29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29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47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79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79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88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92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99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C10001_A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I843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A2XX_AD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TC248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102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136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CP32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CP342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AU780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_ADC081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_ADC08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_ADC1213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_ADC128S05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_ADC161S62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_ADS101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I_ADS868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F610_AD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mplifi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8366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hemical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LAS_PH_SENSO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AQC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Z89X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id Sensor IIO Comm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IO_MS_SENSORS_I2C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SP Sensor Comm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SSP_SENSORHUB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gital to analog conver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06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3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3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4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44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449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592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593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50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624R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68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75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76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76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579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73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88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623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51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58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CP472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CP492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F610_DA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IO dummy dr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requency Synthesizers DDS/P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lock Generator/Distribu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9523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hase-Locked Loop (PLL) frequency synthesiz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F435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gital gyroscope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0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13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13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2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XRS4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MG1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ST_GYRO_3AXI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TG320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ealth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eart Rate Monit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FE44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FE440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3010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umidity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M2315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HT1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DC100X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TU2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I700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I702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ertial measurement uni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4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IS164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MI160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MI160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MX61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NV_MPU6050_II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V_MPU6050_I2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V_MPU6050_SPI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ight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JD_S3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L3320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PDS93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PDS99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H17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H178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3218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323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332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M3665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P2AP020A00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SL2912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SA121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PR052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TR5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4400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OPT30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122030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I114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K33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S341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CS347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TSL256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SL4531=m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# CONFIG_US5182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CNL4000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EML6070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agnetometer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K897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K897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K099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MC150_MAGN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MC150_MAGN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G311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MC3524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ST_MAGN_3AXI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HMC5843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NSORS_HMC5843_SPI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nclinometer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riggers - standal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INTERRUPT_TRIGG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SYSFS_TRIGGER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gital potentiome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S18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548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CP413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CP453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PL0102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ressure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MP280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MP280_I2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MP280_SP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P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PL115_I2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PL115_SP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PL311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S561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S5637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IO_ST_PRES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5403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P206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ZPA2326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ightning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S3935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roximity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IDAR_LITE_V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X9500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emperature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AXIM_THERMOCOUP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LX9061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MP00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SYS01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SYS02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WM_SYS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WM_BCM283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WM_FSL_FT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WM_PCA968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WM_STMP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RQCHI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GIC_MAX_NR=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PACK_BU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SET_CONTROLL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M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HY Subsyst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ENERIC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HY_PXA_28NM_HS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HY_PXA_28NM_USB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CM_KONA_USB2_PH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HY_SAMSUNG_USB2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OWERCA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CB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erformance monitor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PMU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PI_AXIPERF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A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ndro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NDROI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VME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TEL_TH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PGA Configuration Sup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PGA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irmware Driv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SCPI_PROTOCO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IRMWARE_MEMMAP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ASPBERRYPI_FIRMWAR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W_CFG_SYSF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File system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CACHE_WORD_ACC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S_IOM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2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3_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XT4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XT4_USE_FOR_EXT2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XT4_FS_POSIX_AC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XT4_FS_SECURIT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4_ENCRYP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T4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JBD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BD2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S_MBCACH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EISERFS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ISERFS_CHEC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ISERFS_PROC_INFO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EISERFS_FS_XATT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EISERFS_FS_POSIX_AC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EISERFS_FS_SECURITY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FS_F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FS_POSIX_AC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FS_SECURIT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FS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FS_STATISTIC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XFS_F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XFS_QUOTA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XFS_POSIX_AC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XFS_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FS_WAR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FS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GFS2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GFS2_FS_LOCKING_DL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OCFS2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CFS2_FS_O2C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CFS2_FS_USERSPACE_CLUST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CFS2_FS_STA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CFS2_DEBUG_MASKLO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OCFS2_DEBUG_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RFS_F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TRFS_FS_POSIX_AC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RFS_FS_CHECK_INTEGRIT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RFS_FS_RUN_SANITY_TES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RFS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TRFS_ASSER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ILFS2_F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2FS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2FS_STAT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2FS_FS_XATT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2FS_FS_POSIX_AC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2FS_FS_SECURIT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2FS_CHECK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2FS_FS_ENCRYP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2FS_IO_TRA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2FS_FAULT_INJEC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S_POSIX_AC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XPORT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XPORTFS_BLOCK_OP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ILE_LOCK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NDATORY_FILE_LOCK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S_ENCRYP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SNOTIF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NOTIF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INOTIFY_US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ANOTIF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QUOT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UOTA_NETLINK_INTERFA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RINT_QUOTA_WARN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UOTA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QUOTA_TRE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QFMT_V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QFMT_V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QUOTACT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UTOFS4_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USE_F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USE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OVERLAY_FS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ach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SCACH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SCACHE_STAT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SCACHE_HISTOGRA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SCACHE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SCACHE_OBJECT_LIST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ACHEFIL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CHEFILES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ACHEFILES_HISTOGRAM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D-ROM/DVD Filesystem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SO9660_F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OLIET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ZISO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DF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DF_NL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OS/FAT/NT Filesystem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AT_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MSDOS_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VFAT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AT_DEFAULT_CODEPAGE=437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AT_DEFAULT_IOCHARSET="ascii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AT_DEFAULT_UTF8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TFS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TFS_DEBU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TFS_RW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seudo filesystem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ROC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ROC_SYSCT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ROC_PAGE_MONITO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ROC_CHILDRE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ERN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YS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MP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MPFS_POSIX_AC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MPFS_XATT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UGETLB_PAG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NFIGFS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ISC_FILESYSTEM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ORANGE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D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FFS_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ECRYPT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CRYPT_FS_MESSAGIN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FS_FS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HFSPLUS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FSPLUS_FS_POSIX_AC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E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FS_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FFS2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JFFS2_FS_DEBUG=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JFFS2_FS_WRITEBUFF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FFS2_FS_WBUF_VERIFY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JFFS2_SUMMAR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FFS2_FS_XATT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FFS2_COMPRESSION_OPTION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JFFS2_ZLI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FFS2_LZ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JFFS2_RTIM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JFFS2_RUBIN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UBIFS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BIFS_FS_ADVANCED_COMP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BIFS_FS_LZ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BIFS_FS_ZLI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BIFS_ATIME_SUPPO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OG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AM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QUASH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QUASHFS_FILE_CACH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QUASHFS_FILE_DIREC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QUASHFS_DECOMP_SING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QUASHFS_DECOMP_MULTI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QUASHFS_DECOMP_MULTI_PERCPU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QUASHFS_XATT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QUASHFS_ZLI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QUASHFS_LZ4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QUASHFS_LZO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QUASHFS_XZ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QUASHFS_4K_DEVBLK_SIZ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QUASHFS_EMBEDD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QUASHFS_FRAGMENT_CACHE_SIZE=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X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INIX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OM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P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NX4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QNX6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OM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STO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YSV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FS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ETWORK_FILESYSTEM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S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S_V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S_V3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S_V3_AC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S_V4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S_SW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S_V4_1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ROOT_NF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S_FSCACH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S_USE_LEGACY_DN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S_USE_KERNEL_DN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S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SD_V2_AC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SD_V3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SD_V3_AC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FSD_V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SD_BLOCKLAYOU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SD_SCSILAYOU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SD_FLEXFILELAYOU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FSD_FAULT_INJEC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RACE_PERIO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OCK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OCKD_V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S_ACL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FS_COMMO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UNRP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UNRPC_G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UNRPC_SW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PCSEC_GSS_KRB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UNRPC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EPH_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IFS_STAT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_WEAK_PW_HASH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_UPCAL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_XATT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_POSIX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_AC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IFS_DEBU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IFS_DEBUG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_DFS_UPCALL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_SMB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IFS_SMB311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IFS_FSCACH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CP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DA_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FS_F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9P_F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9P_FSCACHE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9P_FS_POSIX_AC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9P_FS_SECURIT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LS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DEFAULT="utf8"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437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73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77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5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5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5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5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6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6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6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6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6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6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6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69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93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95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93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949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87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1250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CODEPAGE_125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ASCII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1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9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13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14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ISO8859_15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KOI8_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NLS_KOI8_U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ROM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CELT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CENTEUR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CROATI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CYRILL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GAEL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GREE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ICELAN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INUI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ROMANI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LS_MAC_TURKIS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LS_UTF8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L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LM_DEBU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Kernel hack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printk and dmesg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PRINTK_TIM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ESSAGE_LOGLEVEL_DEFAULT=4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OOT_PRINTK_DELA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YNAMIC_DEBUG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mpile-time checks and compiler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INFO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NABLE_WARN_DEPRECAT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NABLE_MUST_CHE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RAME_WARN=102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RIP_ASM_SYM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EADABLE_AS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NUSED_SYMBOL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GE_OWN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EADERS_CHEC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SECTION_MISMATC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ECTION_MISMATCH_WARN_ONL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RAME_POINT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FORCE_WEAK_PER_CP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GIC_SYSRQ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MAGIC_SYSRQ_DEFAULT_ENABLE=0x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BUG_KERNEL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Memory Debugg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GE_EXTENS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PAGEALLO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GE_POISONI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PAGE_RE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OBJEC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LUB_DEBUG_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LUB_STA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DEBUG_KMEMLEA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KMEMLEA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STACK_USAG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V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EBUG_MEMORY_INI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SHIRQ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ebug Lockups and Hang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OCKUP_DETECTOR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DETECT_HUNG_TAS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HUNG_TASK_TIMEOUT=1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OOTPARAM_HUNG_TASK_PAN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OOTPARAM_HUNG_TASK_PANIC_VALUE=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WQ_WATCHDO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ANIC_ON_OOP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ANIC_ON_OOPS_VALUE=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PANIC_TIMEOUT=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HED_DEBU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HED_INF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CHEDSTA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CHED_STACK_END_CHEC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TIMEKEEPING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TIMER_STATS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ock Debugging (spinlocks, mutexes, etc...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RT_MUTEX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SPINLOC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MUTEX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WW_MUTEX_SLOWPAT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LOCK_ALLO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ROVE_LOCKI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OCK_STA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ATOMIC_SLEE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LOCKING_API_SELFTES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OCK_TORTURE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E_IRQFLAG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TACKTRAC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KOBJEC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BUG_BUGVERBOS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LI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PI_LI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S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NOTIFIE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CREDENTIALS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CU Debugg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ROVE_RC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PARSE_RCU_POINT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ORTURE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CU_PERF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CU_TORTURE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CU_TRAC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CU_EQS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WQ_FORCE_RR_CPU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BLOCK_EXT_DEV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NOTIFIER_ERROR_INJECTIO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AULT_INJECTION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ATENCYTO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OP_TRAC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FUNCTION_TRAC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FUNCTION_GRAPH_TRAC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DYNAMIC_FTRAC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FTRACE_MCOUNT_RECOR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SYSCALL_TRACEPOIN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C_RECORDMCOUN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ER_MAX_TRAC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E_CLOCK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ING_BUFF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EVENT_TRAC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ONTEXT_SWITCH_TRAC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ING_BUFFER_ALLOW_SW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ING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TRAC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ING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TRAC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UNCTION_TRAC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UNCTION_GRAPH_TRAC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IRQSOFF_TRAC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CHED_TRAC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WLAT_TRAC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TRACE_SYSCALL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ER_SNAPSHO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ER_SNAPSHOT_PER_CPU_SW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RANCH_PROFILE_NON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ROFILE_ANNOTATED_BRANCH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ROFILE_ALL_BRANCHE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STACK_TRACER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BLK_DEV_IO_TRAC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KPROBE_EVEN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PROBE_EVEN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ROBE_EVEN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YNAMIC_FTRAC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FUNCTION_PROFIL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TRACE_MCOUNT_RECOR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TRACE_STARTUP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RACEPOINT_BENCHMAR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ING_BUFFER_BENCHMARK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ING_BUFFER_STARTUP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RACE_ENUM_MAP_FI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RACING_EVENTS_GPIO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untime Tes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LKDT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LIST_SOR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PROBES_SANITY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ACKTRACE_SELF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BTREE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NTERVAL_TREE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ERCPU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TOMIC64_SELF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SYNC_RAID6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HEXDUM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STRING_HELPER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KSTRTO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PRINT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BITMA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UUI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RHASHTABL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HAS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MA_API_DEBU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LK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USER_COP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BP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FIRMWAR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UDELA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MEM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TEST_STATIC_KEY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AMPLE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ARCH_KGDB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KGD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GDB_SERIAL_CONSOL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GDB_TESTS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KGDB_KD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DB_DEFAULT_ENABLE=0x1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KDB_KEYBOAR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DB_CONTINUE_CATASTROPHIC=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CH_WANTS_UBSAN_NO_NU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UBSAN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HAS_DEVMEM_IS_ALLOWE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TRICT_DEVME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PTDUMP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M_UNWIND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LD_MCOUN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USE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BUG_LL_INCLUDE="mach/debug-macro.S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UART_825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UNCOMPRESS_INCLUDE="debug/uncompress.h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RM_KPROBES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ID_IN_CONTEXTID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EBUG_SET_MODULE_RONX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RESIGH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Security 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KEY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PERSISTENT_KEYRING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BIG_KEY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ENCRYPTED_KEY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KEY_DH_OPERATION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CURITY_DMESG_RESTRIC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CURIT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ECURITYF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HARDENED_USERCOPY_ALLOCATO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VE_ARCH_HARDENED_USERCOP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ARDENED_USERCOPY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SECURITY_DA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FAULT_SECURITY="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OR_BLOCK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SYNC_COR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SYNC_MEMCP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SYNC_XO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SYNC_PQ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SYNC_RAID6_RECO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rypto core or hel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ALGAPI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ALGAPI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AEA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AEAD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BLKCIPH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BLKCIPHER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HAS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HASH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RN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RNG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RNG_DEFAUL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AKCIPHER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KPP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RS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D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ECD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MANAG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MANAGER2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US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MANAGER_DISABLE_TEST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GF128MU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NULL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NULL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WORKQUEUE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CRYPTD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MCRYPT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AUTHEN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TEST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Authenticated Encryption with Associated Da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CC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GC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CHACHA20POLY130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SEQIV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ECHAINIV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Block mod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CB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CTR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CT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ECB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LR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PCBC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XT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KEYWRAP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Hash mod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CMA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HMAC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XCB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VMA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Dig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CRC32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CRC3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CRCT10DIF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GHASH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POLY1305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MD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MD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MICHAEL_MIC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RMD128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RMD16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RMD256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RMD3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SHA1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SHA256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SHA512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SHA3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TGR192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WP512=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iph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A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ANUBI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ARC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BLOWFIS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CAMELLI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CAST_COMMON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CAST5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CAST6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DE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FCRYP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KHAZA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SALSA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CHACHA20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SEED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SERPEN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TEA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TWOFISH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mpres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DEFLAT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LZO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842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LZ4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LZ4HC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Random Number Gener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ANSI_CPR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DRBG_MENU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DRBG_HMA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DRBG_HASH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DRBG_CT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DRBG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JITTERENTROPY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YPTO_USER_API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USER_API_HASH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USER_API_SKCIPHER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USER_API_RNG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USER_API_AEAD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# CONFIG_CRYPTO_HW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SYMMETRIC_KEY_TYPE is no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ertificates for signature check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ARM_CRYPTO=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SHA1_AR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SHA256_ARM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YPTO_SHA512_ARM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YPTO_AES_AR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INARY_PRINTF=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Library routin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AID6_PQ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BITREVERS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HAVE_ARCH_BITREVERS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RATIONA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STRNCPY_FROM_US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STRNLEN_USE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NET_UTIL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PCI_IOM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I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USE_CMPXCHG_LOCKREF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C_CCITT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C1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C_T10DIF is not s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CRC_ITU_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C3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C32_SELF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C32_SLICEBY8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C32_SLICEBY4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C32_SARWATE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RC32_BI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C7=m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NFIG_LIBCRC32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CRC8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AUDIT_ARCH_COMPAT_GENER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RANDOM32_SELF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ZLIB_INFLATE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ZLIB_DEFLAT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ZO_COMPR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ZO_DECOMPR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Z4_COMPRESS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Z4_DECOMPRESS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Z_DE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Z_DEC_X8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Z_DEC_POWERP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Z_DEC_IA6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Z_DEC_AR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Z_DEC_ARMTHUMB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Z_DEC_SPARC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XZ_DEC_BCJ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XZ_DEC_TES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COMPRESS_GZI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COMPRESS_BZIP2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COMPRESS_LZ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COMPRESS_XZ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COMPRESS_LZO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ECOMPRESS_LZ4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GENERIC_ALLOCATO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EXTSEARCH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EXTSEARCH_KMP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EXTSEARCH_B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TEXTSEARCH_FSM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SSOCIATIVE_ARRA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S_IOMEM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S_IOPORT_M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HAS_DMA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DQ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NLATTR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RU_CACHE=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CORDIC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DDR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IRQ_POLL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LIBFD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OID_REGISTRY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ONT_SUPPORT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FONTS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ONT_8x8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FONT_8x16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SG_SPLIT is not 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G_POOL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ARCH_HAS_SG_CHAIN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_SBITMAP=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CONFIG_VIRTUALIZATION is not set</text:p>
          </table:table-cell>
          <table:table-cell table:number-columns-repeated="1022"/>
        </table:table-row>
        <table:table-row table:style-name="ro1" table:number-rows-repeated="1042713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pey" svg:font-family="Arapey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mm" fo:margin-right="6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4:30:13.029491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08:14:06.909262757</meta:creation-date>
    <dc:date>2018-01-04T04:32:34.647288393</dc:date>
    <meta:editing-duration>PT2H7M33S</meta:editing-duration>
    <meta:editing-cycles>502</meta:editing-cycles>
    <meta:generator>LibreOffice/5.3.7.2.0$Linux_X86_64 LibreOffice_project/30m0$Build-2</meta:generator>
    <meta:document-statistic meta:table-count="1" meta:cell-count="5577" meta:object-count="0"/>
  </office:meta>
</office:document-meta>
</file>